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25-07-2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24-01-3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9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2616" calcext:value-type="float">
            <text:p>86.4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6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048" calcext:value-type="float">
            <text:p>87.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7432" calcext:value-type="float">
            <text:p>87.6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4992" calcext:value-type="float">
            <text:p>87.1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0568" calcext:value-type="float">
            <text:p>86.8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0776" calcext:value-type="float">
            <text:p>86.9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516" calcext:value-type="float">
            <text:p>87.0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6432" calcext:value-type="float">
            <text:p>87.2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1344" calcext:value-type="float">
            <text:p>86.1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6584" calcext:value-type="float">
            <text:p>86.2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5728" calcext:value-type="float">
            <text:p>86.2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4016" calcext:value-type="float">
            <text:p>86.2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2784" calcext:value-type="float">
            <text:p>86.2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7168" calcext:value-type="float">
            <text:p>86.3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1072" calcext:value-type="float">
            <text:p>86.3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8504" calcext:value-type="float">
            <text:p>86.3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0696" calcext:value-type="float">
            <text:p>86.3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2512" calcext:value-type="float">
            <text:p>86.3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9088" calcext:value-type="float">
            <text:p>86.4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4808" calcext:value-type="float">
            <text:p>86.4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2968" calcext:value-type="float">
            <text:p>86.9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9544" calcext:value-type="float">
            <text:p>87.0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4784" calcext:value-type="float">
            <text:p>87.0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9272" calcext:value-type="float">
            <text:p>87.1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8664" calcext:value-type="float">
            <text:p>87.6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3424" calcext:value-type="float">
            <text:p>87.5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668" calcext:value-type="float">
            <text:p>87.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1168" calcext:value-type="float">
            <text:p>87.8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5072" calcext:value-type="float">
            <text:p>87.8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4592" calcext:value-type="float">
            <text:p>87.7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8496" calcext:value-type="float">
            <text:p>87.7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5448" calcext:value-type="float">
            <text:p>87.7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9064" calcext:value-type="float">
            <text:p>86.9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5536" calcext:value-type="float">
            <text:p>86.9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468" calcext:value-type="float">
            <text:p>86.9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8208" calcext:value-type="float">
            <text:p>87.0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4472" calcext:value-type="float">
            <text:p>86.8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8" calcext:value-type="float">
            <text:p>86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0192" calcext:value-type="float">
            <text:p>86.8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7144" calcext:value-type="float">
            <text:p>86.8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5432" calcext:value-type="float">
            <text:p>86.8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4576" calcext:value-type="float">
            <text:p>86.9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1152" calcext:value-type="float">
            <text:p>86.9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8584" calcext:value-type="float">
            <text:p>86.9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3448" calcext:value-type="float">
            <text:p>87.0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708" calcext:value-type="float">
            <text:p>87.1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4136" calcext:value-type="float">
            <text:p>87.1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1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9312" calcext:value-type="float">
            <text:p>87.4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38" calcext:value-type="float">
            <text:p>87.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0376" calcext:value-type="float">
            <text:p>87.5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6576" calcext:value-type="float">
            <text:p>87.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9624" calcext:value-type="float">
            <text:p>87.6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4488" calcext:value-type="float">
            <text:p>87.7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904" calcext:value-type="float">
            <text:p>87.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2088" calcext:value-type="float">
            <text:p>87.5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7704" calcext:value-type="float">
            <text:p>87.5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7192" calcext:value-type="float">
            <text:p>85.7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2432" calcext:value-type="float">
            <text:p>85.7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0344" calcext:value-type="float">
            <text:p>85.8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7776" calcext:value-type="float">
            <text:p>85.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4728" calcext:value-type="float">
            <text:p>85.8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0824" calcext:value-type="float">
            <text:p>85.8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6272" calcext:value-type="float">
            <text:p>85.9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1512" calcext:value-type="float">
            <text:p>86.0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1616" calcext:value-type="float">
            <text:p>86.0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3368" calcext:value-type="float">
            <text:p>86.3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0024" calcext:value-type="float">
            <text:p>87.0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3552" calcext:value-type="float">
            <text:p>87.0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66" calcext:value-type="float">
            <text:p>87.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3176" calcext:value-type="float">
            <text:p>87.1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0232" calcext:value-type="float">
            <text:p>87.2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4616" calcext:value-type="float">
            <text:p>87.2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6808" calcext:value-type="float">
            <text:p>87.2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0336" calcext:value-type="float">
            <text:p>87.2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7872" calcext:value-type="float">
            <text:p>87.3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8624" calcext:value-type="float">
            <text:p>87.2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9168" calcext:value-type="float">
            <text:p>87.0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5328" calcext:value-type="float">
            <text:p>86.8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4912" calcext:value-type="float">
            <text:p>86.5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6224" calcext:value-type="float">
            <text:p>87.1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0504" calcext:value-type="float">
            <text:p>87.0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7248" calcext:value-type="float">
            <text:p>86.9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1424" calcext:value-type="float">
            <text:p>86.8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4056" calcext:value-type="float">
            <text:p>86.5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9672" calcext:value-type="float">
            <text:p>86.5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4328" calcext:value-type="float">
            <text:p>86.4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8232" calcext:value-type="float">
            <text:p>86.4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7064" calcext:value-type="float">
            <text:p>86.2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8296" calcext:value-type="float">
            <text:p>86.1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6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2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9968" calcext:value-type="float">
            <text:p>85.8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8048" calcext:value-type="float">
            <text:p>85.7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2808" calcext:value-type="float">
            <text:p>85.7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1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0136" calcext:value-type="float">
            <text:p>85.6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5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9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8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7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5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7568" calcext:value-type="float">
            <text:p>85.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2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452" calcext:value-type="float">
            <text:p>85.6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80547</text:p>
          </table:table-cell>
          <table:table-cell office:value-type="string" calcext:value-type="string">
            <text:p>GWDB_ERO816</text:p>
          </table:table-cell>
          <table:table-cell office:value-type="string" calcext:value-type="string">
            <text:p>200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6" meta:object-count="0"/>
    <meta:user-defined meta:name="AppVersion">3.0</meta:user-defined>
  </office:meta>
</office:document-meta>
</file>